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Tasks</text:p>
          </table:table-cell>
          <table:table-cell table:style-name="ce1"/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date" office:date-value="2013-08-01T12:30:00">
            <text:p>2013-08-01 12:30:00</text:p>
          </table:table-cell>
          <table:table-cell table:style-name="ce2" office:value-type="date" office:date-value="2013-08-01T15:00:00">
            <text:p>2013-08-01 15:00:00</text:p>
          </table:table-cell>
          <table:table-cell table:style-name="ce4" table:formula="of:=[.B2]-[.A2]" office:value-type="time" office:time-value="PT02H30M00S">
            <text:p>02:30</text:p>
          </table:table-cell>
          <table:table-cell office:value-type="string">
            <text:p>Design Doc &amp; Iteration Schedule</text:p>
            <text:p>Asset List</text:p>
          </table:table-cell>
          <table:table-cell/>
          <table:table-cell table:style-name="ce4" table:formula="of:=SUM([.C2:.C20])" office:value-type="time" office:time-value="PT09H00M00S">
            <text:p>09:00</text:p>
          </table:table-cell>
        </table:table-row>
        <table:table-row table:style-name="ro3">
          <table:table-cell table:style-name="ce2" office:value-type="date" office:date-value="2013-08-12T19:00:00">
            <text:p>2013-08-12 19:00:00</text:p>
          </table:table-cell>
          <table:table-cell table:style-name="ce2" office:value-type="date" office:date-value="2013-08-12T21:00:00">
            <text:p>2013-08-12 21:00:00</text:p>
          </table:table-cell>
          <table:table-cell table:style-name="ce4" table:formula="of:=[.B3]-[.A3]" office:value-type="time" office:time-value="PT02H00M00S">
            <text:p>02:00</text:p>
          </table:table-cell>
          <table:table-cell office:value-type="string">
            <text:p>Art and medieval mockup</text:p>
          </table:table-cell>
          <table:table-cell table:number-columns-repeated="2"/>
        </table:table-row>
        <table:table-row table:style-name="ro4">
          <table:table-cell table:style-name="ce2" office:value-type="date" office:date-value="2013-08-13T12:40:00">
            <text:p>2013-08-13 12:40:00</text:p>
          </table:table-cell>
          <table:table-cell table:style-name="ce2" office:value-type="date" office:date-value="2013-08-13T15:40:00">
            <text:p>2013-08-13 15:40:00</text:p>
          </table:table-cell>
          <table:table-cell table:style-name="ce4" table:formula="of:=[.B4]-[.A4]" office:value-type="time" office:time-value="PT03H00M00S">
            <text:p>03:00</text:p>
          </table:table-cell>
          <table:table-cell office:value-type="string">
            <text:p>Setting up repos, tileset</text:p>
            <text:p>Player, Level generation, </text:p>
            <text:p>Drawing base code</text:p>
          </table:table-cell>
          <table:table-cell table:number-columns-repeated="2"/>
        </table:table-row>
        <table:table-row table:style-name="ro1">
          <table:table-cell table:style-name="ce2" office:value-type="date" office:date-value="2013-08-13T16:30:00">
            <text:p>2013-08-13 16:30:00</text:p>
          </table:table-cell>
          <table:table-cell table:style-name="ce2" office:value-type="date" office:date-value="2013-08-13T18:00:00">
            <text:p>2013-08-13 18:00:00</text:p>
          </table:table-cell>
          <table:table-cell table:style-name="ce4" table:formula="of:=[.B5]-[.A5]" office:value-type="time" office:time-value="PT01H30M00S">
            <text:p>01:30</text:p>
          </table:table-cell>
          <table:table-cell office:value-type="string">
            <text:p>Procedural Level generation</text:p>
          </table:table-cell>
          <table:table-cell table:number-columns-repeated="2"/>
        </table:table-row>
        <table:table-row table:style-name="ro1" table:number-rows-repeated="6"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3"/>
          <table:table-cell office:value-type="string">
            <text:p>x</text:p>
          </table:table-cell>
        </table:table-row>
        <table:table-row table:style-name="ro1" table:number-rows-repeated="12">
          <table:table-cell table:style-name="ce2" table:number-columns-repeated="2"/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 style:data-style-name="N2" text:time-value="0000-00-00T12:41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2:52:51</meta:creation-date>
    <meta:generator>LibreOffice/4.0.2.2$Linux_X86_64 LibreOffice_project/400m0$Build-2</meta:generator>
    <dc:date>2013-08-13T17:53:21</dc:date>
    <meta:editing-duration>PT21H42M19S</meta:editing-duration>
    <meta:editing-cycles>15</meta:editing-cycles>
    <meta:document-statistic meta:table-count="1" meta:cell-count="23" meta:object-count="0"/>
  </office:meta>
</office:document-meta>
</file>